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Noto Sans Devanagari1" svg:font-family="'Noto Sans Devanagari'" style:font-family-generic="swiss"/>
    <style:font-face style:name="Hack" svg:font-family="Hack" style:font-pitch="fixed"/>
    <style:font-face style:name="FreeMono" svg:font-family="FreeMono" style:font-family-generic="modern" style:font-pitch="fixed"/>
    <style:font-face style:name="Garuda" svg:font-family="Garuda" style:font-pitch="variable"/>
    <style:font-face style:name="Jamrul" svg:font-family="Jamrul" style:font-pitch="variable"/>
    <style:font-face style:name="Khmer OS" svg:font-family="'Khmer OS'" style:font-pitch="variable"/>
    <style:font-face style:name="Lato" svg:font-family="Lato" style:font-pitch="variable"/>
    <style:font-face style:name="Lato Black" svg:font-family="'Lato Black'" style:font-pitch="variable"/>
    <style:font-face style:name="Lato Black1" svg:font-family="'Lato Black'" style:font-adornments="Black" style:font-pitch="variable"/>
    <style:font-face style:name="Lato Semibold" svg:font-family="'Lato Semibold'" style:font-pitch="variable"/>
    <style:font-face style:name="Lato Thin" svg:font-family="'Lato Thin'" style:font-pitch="variable"/>
    <style:font-face style:name="Nakula" svg:font-family="Nakula" style:font-pitch="variable"/>
    <style:font-face style:name="Umpush" svg:font-family="Umpush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 style:master-page-name="">
      <style:table-properties style:width="21.511cm" fo:margin-left="-2cm" style:page-number="auto" table:align="left" fo:background-color="transparent">
        <style:background-image/>
      </style:table-properties>
    </style:style>
    <style:style style:name="Table1.A" style:family="table-column">
      <style:table-column-properties style:column-width="7.99cm"/>
    </style:style>
    <style:style style:name="Table1.B" style:family="table-column">
      <style:table-column-properties style:column-width="13.52cm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fo:background-color="#333333" fo:padding="0.097cm" fo:border="none">
        <style:background-image/>
      </style:table-cell-properties>
    </style:style>
    <style:style style:name="Table1.2" style:family="table-row">
      <style:table-row-properties style:min-row-height="21.874cm" fo:background-color="transparent">
        <style:background-image/>
      </style:table-row-properties>
    </style:style>
    <style:style style:name="Table1.A2" style:family="table-cell">
      <style:table-cell-properties fo:background-color="#dee7e5" fo:padding="0.097cm" fo:border="none">
        <style:background-image/>
      </style:table-cell-properties>
    </style:style>
    <style:style style:name="Table1.B2" style:family="table-cell">
      <style:table-cell-properties fo:padding="0.097cm" fo:border="none"/>
    </style:style>
    <style:style style:name="P1" style:family="paragraph" style:parent-style-name="Title">
      <style:text-properties fo:color="#3faf46" style:font-name="Lato Thin" fo:font-weight="normal" style:font-weight-asian="normal" style:font-weight-complex="normal"/>
    </style:style>
    <style:style style:name="P2" style:family="paragraph" style:parent-style-name="Heading_20_2">
      <style:paragraph-properties fo:text-align="center" style:justify-single-word="false"/>
      <style:text-properties style:font-name="Lato Thin" fo:font-size="13pt" officeooo:paragraph-rsid="0001fba5" style:font-size-asian="13pt" style:font-size-complex="13pt"/>
    </style:style>
    <style:style style:name="P3" style:family="paragraph" style:parent-style-name="zContent">
      <style:text-properties fo:color="#666666" style:font-name="Lato Thin" fo:font-style="normal" fo:font-weight="bold" officeooo:rsid="00071d4d" officeooo:paragraph-rsid="00071d4d" style:font-style-asian="normal" style:font-weight-asian="bold" style:font-style-complex="normal" style:font-weight-complex="bold"/>
    </style:style>
    <style:style style:name="P4" style:family="paragraph" style:parent-style-name="zContent">
      <style:text-properties fo:color="#666666" style:font-name="Lato Thin" fo:font-style="normal" fo:font-weight="bold" officeooo:rsid="0003a157" style:font-style-asian="normal" style:font-weight-asian="bold" style:font-style-complex="normal" style:font-weight-complex="bold"/>
    </style:style>
    <style:style style:name="P5" style:family="paragraph" style:parent-style-name="zContent">
      <loext:graphic-properties draw:fill="none" draw:fill-color="#729fcf"/>
      <style:paragraph-properties fo:margin-left="1cm" fo:margin-right="0cm" fo:margin-top="0cm" fo:margin-bottom="0.101cm" loext:contextual-spacing="false" fo:text-indent="-0.199cm" style:auto-text-indent="false" fo:background-color="transparent" text:number-lines="false" text:line-number="0"/>
      <style:text-properties style:font-name="Lato" officeooo:paragraph-rsid="0003a157"/>
    </style:style>
    <style:style style:name="P6" style:family="paragraph" style:parent-style-name="zContent">
      <loext:graphic-properties draw:fill="none" draw:fill-color="#729fcf"/>
      <style:paragraph-properties fo:margin-left="1cm" fo:margin-right="0cm" fo:margin-top="0cm" fo:margin-bottom="0.101cm" loext:contextual-spacing="false" fo:text-indent="-0.199cm" style:auto-text-indent="false" fo:background-color="transparent" text:number-lines="false" text:line-number="0"/>
      <style:text-properties style:font-name="Lato" fo:font-weight="normal" officeooo:paragraph-rsid="0003a157" style:font-weight-asian="normal" style:font-weight-complex="normal"/>
    </style:style>
    <style:style style:name="P7" style:family="paragraph" style:parent-style-name="zContent">
      <loext:graphic-properties draw:fill="none" draw:fill-color="#729fcf"/>
      <style:paragraph-properties fo:margin-left="1cm" fo:margin-right="0cm" fo:margin-top="0cm" fo:margin-bottom="0.101cm" loext:contextual-spacing="false" fo:text-indent="-0.199cm" style:auto-text-indent="false" fo:background-color="transparent" text:number-lines="false" text:line-number="0"/>
      <style:text-properties officeooo:paragraph-rsid="0003a157"/>
    </style:style>
    <style:style style:name="P8" style:family="paragraph" style:parent-style-name="zHeader">
      <style:text-properties officeooo:paragraph-rsid="0003a157"/>
    </style:style>
    <style:style style:name="P9" style:family="paragraph" style:parent-style-name="zHeader">
      <style:text-properties fo:color="#666666" style:font-name="Lato Thin" fo:font-weight="bold" officeooo:rsid="0001fba5" officeooo:paragraph-rsid="0003a157" style:font-weight-asian="bold" style:font-weight-complex="bold"/>
    </style:style>
    <style:style style:name="P10" style:family="paragraph" style:parent-style-name="zHeader">
      <style:text-properties officeooo:paragraph-rsid="0006a22d"/>
    </style:style>
    <style:style style:name="P11" style:family="paragraph" style:parent-style-name="zHeader">
      <style:text-properties fo:font-weight="normal" style:font-weight-asian="normal" style:font-weight-complex="normal"/>
    </style:style>
    <style:style style:name="P12" style:family="paragraph" style:parent-style-name="zHeader1">
      <style:text-properties officeooo:paragraph-rsid="0006a22d"/>
    </style:style>
    <style:style style:name="P13" style:family="paragraph" style:parent-style-name="zHeader2">
      <style:text-properties fo:color="#666666" style:font-name="Lato Thin" fo:font-size="12pt" fo:font-style="normal" fo:font-weight="bold" officeooo:rsid="0003a157" style:font-size-asian="12pt" style:font-style-asian="normal" style:font-weight-asian="bold" style:font-size-complex="12pt" style:font-style-complex="normal" style:font-weight-complex="bold"/>
    </style:style>
    <style:style style:name="T1" style:family="text">
      <style:text-properties officeooo:rsid="0003a157"/>
    </style:style>
    <style:style style:name="T2" style:family="text">
      <style:text-properties fo:color="#666666" style:font-name="Umpush" fo:font-weight="bold" officeooo:rsid="0001fba5" style:font-weight-asian="bold" style:font-weight-complex="bold"/>
    </style:style>
    <style:style style:name="T3" style:family="text">
      <style:text-properties fo:color="#666666" style:font-name="Umpush" fo:font-weight="bold" officeooo:rsid="00052925" style:font-weight-asian="bold" style:font-weight-complex="bold"/>
    </style:style>
    <style:style style:name="T4" style:family="text">
      <style:text-properties fo:color="#666666" style:font-name="Umpush" officeooo:rsid="0001fba5"/>
    </style:style>
    <style:style style:name="T5" style:family="text">
      <style:text-properties fo:color="#666666" style:font-name="Umpush" officeooo:rsid="00052925"/>
    </style:style>
    <style:style style:name="T6" style:family="text">
      <style:text-properties fo:color="#666666" fo:font-style="normal" officeooo:rsid="0003a157" style:font-style-asian="normal" style:font-style-complex="normal"/>
    </style:style>
    <style:style style:name="T7" style:family="text">
      <style:text-properties fo:color="#666666" fo:font-style="normal" officeooo:rsid="00052925" style:font-style-asian="normal" style:font-style-complex="normal"/>
    </style:style>
    <style:style style:name="T8" style:family="text">
      <style:text-properties fo:color="#666666" officeooo:rsid="0001fba5"/>
    </style:style>
    <style:style style:name="T9" style:family="text">
      <style:text-properties fo:color="#666666" officeooo:rsid="0003a157"/>
    </style:style>
    <style:style style:name="T10" style:family="text">
      <style:text-properties fo:color="#666666" style:font-name="Lato Thin" fo:font-style="normal" fo:font-weight="bold" style:font-style-asian="normal" style:font-weight-asian="bold" style:font-style-complex="normal" style:font-weight-complex="bold"/>
    </style:style>
    <style:style style:name="T11" style:family="text">
      <style:text-properties fo:color="#666666" style:font-name="Lato Thin" fo:font-style="normal" fo:font-weight="bold" officeooo:rsid="0003a157" style:font-style-asian="normal" style:font-weight-asian="bold" style:font-style-complex="normal" style:font-weight-complex="bold"/>
    </style:style>
    <style:style style:name="T12" style:family="text">
      <style:text-properties fo:color="#666666" style:font-name="Lato Thin" fo:font-style="normal" fo:font-weight="bold" officeooo:rsid="0006a22d" style:font-style-asian="normal" style:font-weight-asian="bold" style:font-style-complex="normal" style:font-weight-complex="bold"/>
    </style:style>
    <style:style style:name="T13" style:family="text">
      <style:text-properties fo:color="#666666" style:font-name="Lato Thin" fo:font-size="12pt" fo:font-style="normal" fo:font-weight="bold" officeooo:rsid="0003a157" style:font-size-asian="10.5pt" style:font-style-asian="normal" style:font-weight-asian="bold" style:font-size-complex="12pt" style:font-style-complex="normal" style:font-weight-complex="bold"/>
    </style:style>
    <style:style style:name="T14" style:family="text">
      <style:text-properties fo:color="#666666" style:font-name="Lato Thin" fo:font-size="12pt" fo:font-style="normal" fo:font-weight="bold" officeooo:rsid="0006a22d" style:font-size-asian="10.5pt" style:font-style-asian="normal" style:font-weight-asian="bold" style:font-size-complex="12pt" style:font-style-complex="normal" style:font-weight-complex="bold"/>
    </style:style>
    <style:style style:name="T15" style:family="text">
      <style:text-properties fo:color="#666666" style:font-name="Lato Thin" fo:font-size="12pt" fo:font-weight="bold" officeooo:rsid="0003a157" style:font-size-asian="10.5pt" style:font-weight-asian="bold" style:font-size-complex="12pt" style:font-weight-complex="bold"/>
    </style:style>
    <style:style style:name="T16" style:family="text">
      <style:text-properties fo:color="#666666" style:font-name="Lato Thin" fo:font-size="12pt" fo:font-weight="bold" officeooo:rsid="0006a22d" style:font-size-asian="10.5pt" style:font-weight-asian="bold" style:font-size-complex="12pt" style:font-weight-complex="bold"/>
    </style:style>
    <style:style style:name="T17" style:family="text">
      <style:text-properties fo:color="#666666" style:font-name="Lato Thin" fo:font-weight="bold" officeooo:rsid="0006a22d" style:font-weight-asian="bold" style:font-weight-complex="bold"/>
    </style:style>
    <style:style style:name="T18" style:family="text">
      <style:text-properties officeooo:rsid="00052925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style:font-name="Lato" fo:font-weight="bold" style:font-weight-asian="bold" style:font-weight-complex="bold"/>
    </style:style>
    <style:style style:name="T22" style:family="text">
      <style:text-properties style:font-name="Lato" fo:font-weight="normal" style:font-weight-asian="normal" style:font-weight-complex="normal"/>
    </style:style>
    <style:style style:name="T23" style:family="text">
      <style:text-properties officeooo:rsid="0006a22d"/>
    </style:style>
    <style:style style:name="T24" style:family="text">
      <style:text-properties fo:language="en" fo:country="US"/>
    </style:style>
    <style:style style:name="T25" style:family="text">
      <style:text-properties fo:language="en" fo:country="US" officeooo:rsid="0006a22d"/>
    </style:style>
    <style:style style:name="T26" style:family="text">
      <style:text-properties officeooo:rsid="00071d4d"/>
    </style:style>
    <style:style style:name="T27" style:family="text">
      <style:text-properties fo:font-size="12pt" style:font-size-asian="10.5pt" style:font-size-complex="12pt"/>
    </style:style>
    <style:style style:name="T28" style:family="text">
      <style:text-properties fo:font-size="12pt" officeooo:rsid="0006a22d" style:font-size-asian="10.5pt" style:font-size-complex="12pt"/>
    </style:style>
    <style:style style:name="T29" style:family="text">
      <style:text-properties fo:font-size="12pt" fo:font-weight="bold" style:font-size-asian="12pt" style:font-weight-asian="bold" style:font-size-complex="12pt" style:font-weight-complex="bold"/>
    </style:style>
    <style:style style:name="T30" style:family="text">
      <style:text-properties officeooo:rsid="00082bbd"/>
    </style:style>
    <style:style style:name="T31" style:family="text">
      <style:text-properties officeooo:rsid="000af10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p text:style-name="P1">GONZALO ALONSO</text:p>
            <text:h text:style-name="P2" text:outline-level="2">MULTIPLATFORM SOFTWARE DEVELOPER</text:h>
          </table:table-cell>
          <table:covered-table-cell/>
        </table:table-row>
        <table:table-row table:style-name="Table1.2">
          <table:table-cell table:style-name="Table1.A2" office:value-type="string">
            <text:p text:style-name="zHeader">PERSONAL DATA</text:p>
            <text:p text:style-name="P5"><text:span text:style-name="T19">Name: </text:span>Gonzalo Alonso Castro</text:p>
            <text:p text:style-name="P6"><text:span text:style-name="T19">Address:</text:span> Bugarín, Camondes, 6. Ponteareas, Pontevedra, Spain</text:p>
            <text:p text:style-name="P5"><text:span text:style-name="T19">Tlf:</text:span><text:span text:style-name="T20"> +34 626 660 120</text:span></text:p>
            <text:p text:style-name="P7"><text:span text:style-name="T21">Email: </text:span><text:a xlink:type="simple" xlink:href="mailto:gonalonsocastro@gmail.com" text:style-name="Internet_20_link" text:visited-style-name="Visited_20_Internet_20_Link"><text:span text:style-name="T22">gonalonsocastro@gmail.com</text:span></text:a></text:p>
            <text:p text:style-name="P5"><text:span text:style-name="T19">Birth date:</text:span> <text:span text:style-name="T20">29-07-1984</text:span></text:p>
            <text:p text:style-name="P9">P<text:span text:style-name="T1">ROFESSIONAL OBJECTIVE</text:span></text:p>
            <text:p text:style-name="zContent">I am a passionate of technology since I was a child. I have learned many skills on electronics and programming. I am looking for a path to join my profession and my passion on technology on IoT, WEB, 3D printing and software developing.</text:p>
            <text:p text:style-name="P8">PERSONAL <text:span text:style-name="T1">SKILLS</text:span></text:p>
            <text:p text:style-name="zContent">- Approchability</text:p>
            <text:p text:style-name="zContent">- Cooperativity</text:p>
            <text:p text:style-name="zContent">- Adaptability</text:p>
            <text:p text:style-name="zContent">- Curiosity</text:p>
            <text:p text:style-name="zContent">- Team working</text:p>
            <text:p text:style-name="zHeader"><text:span text:style-name="T8">L</text:span><text:span text:style-name="T9">ANGUAGES</text:span></text:p>
            <text:p text:style-name="zContent">- Spanish native</text:p>
            <text:p text:style-name="zContent">- Galician native</text:p>
            <text:p text:style-name="zContent">- English C1</text:p>
            <text:p text:style-name="zContent"><text:span text:style-name="T6">- French b</text:span><text:span text:style-name="T7">asic level</text:span></text:p>
            <text:p text:style-name="zContent"><text:span text:style-name="T6">- P</text:span><text:span text:style-name="T7">ortuguese intermediate level</text:span></text:p>
          </table:table-cell>
          <table:table-cell table:style-name="Table1.B2" office:value-type="string">
            <text:p text:style-name="zHeader">E<text:span text:style-name="T18">XPERIENCE</text:span></text:p>
            <text:p text:style-name="zHeader1">W<text:span text:style-name="T18">EB developer</text:span></text:p>
            <text:p text:style-name="zHeader2"><text:span text:style-name="T19">Freelancer</text:span> | 2008-2013</text:p>
            <text:p text:style-name="zContent">Programming, deploying <text:span text:style-name="T26">and managing </text:span>websites to entrepeneurs clients</text:p>
            <text:p text:style-name="P11"><text:span text:style-name="T4">E</text:span><text:span text:style-name="T5">DUCATION</text:span></text:p>
            <text:p text:style-name="zHeader1">A<text:span text:style-name="T18">dvanced tecnician on Multiplatform Software Developing</text:span></text:p>
            <text:p text:style-name="zHeader2">CEBEM | 2018-2020</text:p>
            <text:p text:style-name="P4">Programming and deploying websites to entrepeneurs clients</text:p>
            <text:p text:style-name="P10">COMPLEMENTARY EDUCATION</text:p>
            <text:p text:style-name="P12">BQ athorised repairing service</text:p>
            <text:p text:style-name="zHeader2">BQ Headquarters Madrid | 2017</text:p>
            <text:p text:style-name="zContent">BQ specific <text:span text:style-name="T24">certification</text:span> on repairing electronic devices as tablets and smartphones of their brand, both software and hardware.</text:p>
            <text:p text:style-name="zHeader1">Drone Pilot <text:span text:style-name="T31">License</text:span></text:p>
            <text:p text:style-name="P13">AEROCAMARAS | <text:s/>2018</text:p>
            <text:p text:style-name="zContent"><text:span text:style-name="T11">A</text:span><text:span text:style-name="T12">ESA certification on Advanced Drone Pilot</text:span></text:p>
            <text:p text:style-name="zHeader1">Drone Pilot <text:span text:style-name="T30">License</text:span></text:p>
            <text:p text:style-name="zHeader2"><text:span text:style-name="T15">A</text:span><text:span text:style-name="T16">EROCAMARAS</text:span><text:span text:style-name="T17"> |</text:span> <text:s/>201<text:span text:style-name="T23">8</text:span></text:p>
            <text:p text:style-name="P4">AESA certification on Advanced Drone Pilot</text:p>
            <text:p text:style-name="zHeader"><text:span text:style-name="T12">P</text:span><text:span text:style-name="T10">ROFESSIONAL SKILLS</text:span></text:p>
            <text:p text:style-name="P3">- Programmer, experience on JAVA, JS, Python, C</text:p>
            <text:p text:style-name="P3">- Database Deploiment, Design and Quering on SQL, MongoDB</text:p>
            <text:p text:style-name="zContent">- Agile methodologies and SCRUM</text:p>
            <text:p text:style-name="P3"/>
          </table:table-cell>
        </table:table-row>
      </table:table>
      <text:p text:style-name="Standard"><text:soft-page-break/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Noto Sans Devanagari1" svg:font-family="'Noto Sans Devanagari'" style:font-family-generic="swiss"/>
    <style:font-face style:name="Hack" svg:font-family="Hack" style:font-pitch="fixed"/>
    <style:font-face style:name="FreeMono" svg:font-family="FreeMono" style:font-family-generic="modern" style:font-pitch="fixed"/>
    <style:font-face style:name="Garuda" svg:font-family="Garuda" style:font-pitch="variable"/>
    <style:font-face style:name="Jamrul" svg:font-family="Jamrul" style:font-pitch="variable"/>
    <style:font-face style:name="Khmer OS" svg:font-family="'Khmer OS'" style:font-pitch="variable"/>
    <style:font-face style:name="Lato" svg:font-family="Lato" style:font-pitch="variable"/>
    <style:font-face style:name="Lato Black" svg:font-family="'Lato Black'" style:font-pitch="variable"/>
    <style:font-face style:name="Lato Black1" svg:font-family="'Lato Black'" style:font-adornments="Black" style:font-pitch="variable"/>
    <style:font-face style:name="Lato Semibold" svg:font-family="'Lato Semibold'" style:font-pitch="variable"/>
    <style:font-face style:name="Lato Thin" svg:font-family="'Lato Thin'" style:font-pitch="variable"/>
    <style:font-face style:name="Nakula" svg:font-family="Nakula" style:font-pitch="variable"/>
    <style:font-face style:name="Umpush" svg:font-family="Umpush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loext:graphic-properties draw:fill="none"/>
      <style:paragraph-properties fo:margin-left="1.101cm" fo:margin-right="0cm" fo:text-indent="-0.499cm" style:auto-text-indent="false" fo:background-color="transparent" text:number-lines="false" text:line-number="0"/>
      <style:text-properties style:font-name="Lato Thin" fo:font-family="'Lato Thin'" style:font-pitch="variable" fo:font-weight="bold" style:font-weight-asian="bold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zHeader" style:family="paragraph" style:parent-style-name="Table_20_Contents">
      <loext:graphic-properties draw:fill="none"/>
      <style:paragraph-properties fo:margin-left="0.3cm" fo:margin-right="0cm" fo:margin-top="0.499cm" fo:margin-bottom="0cm" loext:contextual-spacing="false" fo:text-indent="0cm" style:auto-text-indent="false" fo:background-color="transparent" text:number-lines="false" text:line-number="0"/>
      <style:text-properties fo:color="#666666" style:font-name="Lato Thin" fo:font-family="'Lato Thin'" style:font-pitch="variable" fo:font-size="13pt" fo:font-weight="bold" officeooo:rsid="0001fba5" style:font-size-asian="13pt" style:font-weight-asian="bold" style:font-size-complex="13pt" style:font-weight-complex="bold"/>
    </style:style>
    <style:style style:name="zContent" style:family="paragraph" style:parent-style-name="Table_20_Contents">
      <loext:graphic-properties draw:fill="none" draw:fill-color="#729fcf"/>
      <style:paragraph-properties fo:margin-left="0.6cm" fo:margin-right="0cm" fo:margin-top="0.101cm" fo:margin-bottom="0.101cm" loext:contextual-spacing="false" fo:text-indent="0cm" style:auto-text-indent="false" fo:background-color="transparent" text:number-lines="false" text:line-number="0"/>
      <style:text-properties fo:color="#666666" style:font-name="Lato Thin" fo:font-family="'Lato Thin'" style:font-pitch="variable" fo:font-size="11pt" fo:font-style="normal" fo:font-weight="bold" officeooo:rsid="00071d4d" style:font-size-asian="11pt" style:font-style-asian="normal" style:font-weight-asian="bold" style:font-size-complex="11pt" style:font-style-complex="normal" style:font-weight-complex="bold"/>
    </style:style>
    <style:style style:name="zHeader1" style:family="paragraph" style:parent-style-name="Table_20_Contents">
      <loext:graphic-properties draw:fill="none"/>
      <style:paragraph-properties fo:margin-left="0.4cm" fo:margin-right="0cm" fo:margin-top="0.3cm" fo:margin-bottom="0.101cm" loext:contextual-spacing="false" fo:text-indent="0cm" style:auto-text-indent="false" fo:background-color="transparent" text:number-lines="false" text:line-number="0"/>
      <style:text-properties style:font-name="Lato" fo:font-family="Lato" style:font-pitch="variable" fo:font-weight="bold" officeooo:rsid="0006a22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" style:font-family-complex="'Noto Sans Devanagari'" style:font-family-generic-complex="system" style:font-pitch-complex="variable" style:font-size-complex="12pt" style:font-weight-complex="bold"/>
    </style:style>
    <style:style style:name="zHeader2" style:family="paragraph" style:parent-style-name="zContent">
      <loext:graphic-properties draw:fill="none" draw:fill-color="#729fcf"/>
      <style:paragraph-properties fo:margin-left="0.6cm" fo:margin-right="0cm" fo:margin-top="0cm" fo:margin-bottom="0.101cm" loext:contextual-spacing="false" fo:text-indent="0cm" style:auto-text-indent="false" fo:background-color="transparent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0.82cm" fo:margin-bottom="1.984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1-19T20:47:27.512498699</meta:creation-date>
    <meta:editing-duration>PT6M56S</meta:editing-duration>
    <meta:editing-cycles>3</meta:editing-cycles>
    <meta:generator>LibreOffice/6.3.4.2$Linux_X86_64 LibreOffice_project/30$Build-2</meta:generator>
    <dc:date>2020-01-19T22:00:05.883865488</dc:date>
    <meta:document-statistic meta:table-count="1" meta:image-count="0" meta:object-count="0" meta:page-count="2" meta:paragraph-count="44" meta:word-count="212" meta:character-count="1444" meta:non-whitespace-character-count="1274"/>
  </office:meta>
</office:document-meta>
</file>